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
      <style:text-properties officeooo:rsid="0021a1ed" officeooo:paragraph-rsid="0021a1ed"/>
    </style:style>
    <style:style style:name="P12" style:family="paragraph" style:parent-style-name="Text_20_body">
      <style:text-properties officeooo:rsid="0021a1ed" officeooo:paragraph-rsid="0021a1ed"/>
    </style:style>
    <style:style style:name="P13" style:family="paragraph" style:parent-style-name="Text_20_body" style:list-style-name="L1">
      <style:text-properties officeooo:rsid="00225622" officeooo:paragraph-rsid="00225622"/>
    </style:style>
    <style:style style:name="P14" style:family="paragraph" style:parent-style-name="Text_20_body">
      <style:text-properties officeooo:rsid="00225622" officeooo:paragraph-rsid="00225622"/>
    </style:style>
    <style:style style:name="P15" style:family="paragraph" style:parent-style-name="Text_20_body">
      <style:text-properties officeooo:rsid="0018062d" officeooo:paragraph-rsid="00242c30"/>
    </style:style>
    <style:style style:name="P16" style:family="paragraph" style:parent-style-name="Text_20_body">
      <style:text-properties fo:font-weight="bold" officeooo:rsid="001c68cf" officeooo:paragraph-rsid="00242c30" style:font-weight-asian="bold" style:font-weight-complex="bold"/>
    </style:style>
    <style:style style:name="P17" style:family="paragraph" style:parent-style-name="Text_20_body" style:list-style-name="L2">
      <style:paragraph-properties fo:margin-top="0in" fo:margin-bottom="0in" loext:contextual-spacing="false"/>
    </style:style>
    <style:style style:name="P18" style:family="paragraph" style:parent-style-name="Text_20_body" style:list-style-name="L4">
      <style:paragraph-properties fo:margin-top="0in" fo:margin-bottom="0in" loext:contextual-spacing="false"/>
    </style:style>
    <style:style style:name="P19" style:family="paragraph" style:parent-style-name="Text_20_body" style:list-style-name="L5">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list-style-name="L11">
      <style:paragraph-properties fo:margin-top="0in" fo:margin-bottom="0in" loext:contextual-spacing="false"/>
    </style:style>
    <style:style style:name="P23" style:family="paragraph" style:parent-style-name="Standard">
      <style:text-properties officeooo:rsid="00225622" officeooo:paragraph-rsid="00242c30"/>
    </style:style>
    <style:style style:name="P24" style:family="paragraph" style:parent-style-name="Standard">
      <style:text-properties officeooo:paragraph-rsid="00242c30"/>
    </style:style>
    <style:style style:name="P25" style:family="paragraph" style:parent-style-name="Title">
      <style:text-properties officeooo:paragraph-rsid="00242c30"/>
    </style:style>
    <style:style style:name="P26" style:family="paragraph" style:parent-style-name="Table_20_Contents">
      <style:paragraph-properties fo:text-align="center" style:justify-single-word="false"/>
      <style:text-properties fo:font-size="10pt" fo:font-weight="bold" officeooo:rsid="0018062d" officeooo:paragraph-rsid="00242c30" style:font-size-asian="10pt" style:font-weight-asian="bold" style:font-size-complex="10pt" style:font-weight-complex="bold"/>
    </style:style>
    <style:style style:name="P27" style:family="paragraph" style:parent-style-name="Table_20_Contents">
      <style:text-properties fo:font-size="10pt" fo:font-weight="bold" officeooo:rsid="0018062d" officeooo:paragraph-rsid="00242c30"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weight="bold" officeooo:rsid="001dd385" officeooo:paragraph-rsid="00242c30"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2c72cf" officeooo:paragraph-rsid="002c72cf" style:font-size-asian="10pt" style:font-weight-asian="bold" style:font-size-complex="10pt" style:font-weight-complex="bold"/>
    </style:style>
    <style:style style:name="P30" style:family="paragraph" style:parent-style-name="Table_20_Contents">
      <style:text-properties fo:font-size="10pt" officeooo:rsid="0018062d" officeooo:paragraph-rsid="00242c30" style:font-size-asian="10pt" style:font-size-complex="10pt"/>
    </style:style>
    <style:style style:name="P31" style:family="paragraph" style:parent-style-name="Table_20_Contents">
      <style:paragraph-properties fo:text-align="center" style:justify-single-word="false"/>
      <style:text-properties fo:font-size="10pt" officeooo:rsid="001cc5cb" officeooo:paragraph-rsid="00242c30" style:font-size-asian="10pt" style:font-size-complex="10pt"/>
    </style:style>
    <style:style style:name="P32" style:family="paragraph" style:parent-style-name="Table_20_Contents">
      <style:text-properties fo:font-size="10pt" officeooo:rsid="001cc5cb" officeooo:paragraph-rsid="00242c30" style:font-size-asian="10pt" style:font-size-complex="10pt"/>
    </style:style>
    <style:style style:name="P33" style:family="paragraph" style:parent-style-name="Table_20_Contents">
      <style:text-properties fo:font-size="10pt" officeooo:rsid="00242c30" officeooo:paragraph-rsid="00242c30" style:font-size-asian="10pt" style:font-size-complex="10pt"/>
    </style:style>
    <style:style style:name="P34" style:family="paragraph" style:parent-style-name="Table_20_Contents">
      <style:paragraph-properties fo:text-align="center" style:justify-single-word="false"/>
      <style:text-properties fo:font-size="10pt" officeooo:rsid="00242c30" officeooo:paragraph-rsid="00242c30" style:font-size-asian="10pt" style:font-size-complex="10pt"/>
    </style:style>
    <style:style style:name="P35" style:family="paragraph" style:parent-style-name="Table_20_Contents">
      <style:text-properties fo:font-size="10pt" officeooo:rsid="0025c68e" officeooo:paragraph-rsid="0025c68e" style:font-size-asian="10pt" style:font-size-complex="10pt"/>
    </style:style>
    <style:style style:name="P36" style:family="paragraph" style:parent-style-name="Table_20_Contents">
      <style:paragraph-properties fo:text-align="center" style:justify-single-word="false"/>
      <style:text-properties fo:font-size="10pt" officeooo:rsid="0025c68e" officeooo:paragraph-rsid="0025c68e" style:font-size-asian="10pt" style:font-size-complex="10pt"/>
    </style:style>
    <style:style style:name="P37" style:family="paragraph" style:parent-style-name="Table_20_Contents">
      <style:text-properties fo:font-size="10pt" officeooo:rsid="00283524" officeooo:paragraph-rsid="00283524" style:font-size-asian="10pt" style:font-size-complex="10pt"/>
    </style:style>
    <style:style style:name="P38" style:family="paragraph" style:parent-style-name="Table_20_Contents">
      <style:paragraph-properties fo:text-align="center" style:justify-single-word="false"/>
      <style:text-properties fo:font-size="10pt" officeooo:rsid="00283524" officeooo:paragraph-rsid="00283524" style:font-size-asian="10pt" style:font-size-complex="10pt"/>
    </style:style>
    <style:style style:name="P39" style:family="paragraph" style:parent-style-name="Table_20_Contents">
      <style:text-properties fo:font-size="10pt" officeooo:rsid="0028b140" officeooo:paragraph-rsid="0028b140" style:font-size-asian="10pt" style:font-size-complex="10pt"/>
    </style:style>
    <style:style style:name="P40" style:family="paragraph" style:parent-style-name="Table_20_Contents">
      <style:paragraph-properties fo:text-align="center" style:justify-single-word="false"/>
      <style:text-properties fo:font-size="10pt" officeooo:rsid="0028b140" officeooo:paragraph-rsid="0028b140" style:font-size-asian="10pt" style:font-size-complex="10pt"/>
    </style:style>
    <style:style style:name="P41" style:family="paragraph" style:parent-style-name="Table_20_Contents">
      <style:text-properties fo:font-size="10pt" officeooo:rsid="002927f1" officeooo:paragraph-rsid="002927f1" style:font-size-asian="10pt" style:font-size-complex="10pt"/>
    </style:style>
    <style:style style:name="P42" style:family="paragraph" style:parent-style-name="Table_20_Contents">
      <style:paragraph-properties fo:text-align="center" style:justify-single-word="false"/>
      <style:text-properties fo:font-size="10pt" officeooo:rsid="002927f1" officeooo:paragraph-rsid="002927f1" style:font-size-asian="10pt" style:font-size-complex="10pt"/>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13">Page 1</text:p>
          <text:p text:style-name="P11">Title:</text:p>
        </text:list-header>
      </text:list>
      <text:p text:style-name="P12"><text:tab/>Work type: Interactive graphical computer program in Processing</text:p>
      <text:p text:style-name="P12"><text:tab/>Name: Elliot <text:span text:style-name="T3">Chandler</text:span></text:p>
      <text:p text:style-name="P12">Work Description: This <text:span text:style-name="T3">project is to develop an ecosystem of </text:span></text:p>
      <text:p text:style-name="P14">Page 2</text:p>
      <text:p text:style-name="P14">Page 3</text:p>
      <text:p text:style-name="P14">Page 4</text:p>
      <text:p text:style-name="P25"><text:span text:style-name="T1">NMD430</text:span> <text:span text:style-name="T1">Project Roadmap Template</text:span></text:p>
      <text:p text:style-name="P15"/>
      <text:p text:style-name="P16">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27">Final feature / task</text:p>
          </table:table-cell>
          <table:table-cell table:style-name="Table1.A1" table:number-rows-spanned="2" office:value-type="string">
            <text:p text:style-name="P27">Current status</text:p>
          </table:table-cell>
          <table:table-cell table:style-name="Table1.A1" table:number-rows-spanned="2" office:value-type="string">
            <text:p text:style-name="P26">Completion (%)</text:p>
          </table:table-cell>
          <table:table-cell table:style-name="Table1.D1" table:number-columns-spanned="2" office:value-type="string">
            <text:p text:style-name="P26">Time (h)</text:p>
          </table:table-cell>
          <table:covered-table-cell/>
        </table:table-row>
        <table:table-row table:style-name="Table1.2">
          <table:covered-table-cell/>
          <table:covered-table-cell/>
          <table:covered-table-cell/>
          <table:table-cell table:style-name="Table1.D2" office:value-type="string">
            <text:p text:style-name="P26">Planned</text:p>
          </table:table-cell>
          <table:table-cell table:style-name="Table1.E2" office:value-type="string">
            <text:p text:style-name="P26">Spent</text:p>
          </table:table-cell>
        </table:table-row>
        <table:table-row>
          <table:table-cell table:style-name="Table1.D2" office:value-type="string">
            <text:p text:style-name="P33">Creature template and management</text:p>
          </table:table-cell>
          <table:table-cell table:style-name="Table1.D2" office:value-type="string">
            <text:p text:style-name="P33">done</text:p>
          </table:table-cell>
          <table:table-cell table:style-name="Table1.D2" office:value-type="string">
            <text:p text:style-name="P34">100</text:p>
          </table:table-cell>
          <table:table-cell table:style-name="Table1.D2" office:value-type="string">
            <text:p text:style-name="P31"/>
          </table:table-cell>
          <table:table-cell table:style-name="Table1.E2" office:value-type="string">
            <text:p text:style-name="P34">~1</text:p>
          </table:table-cell>
        </table:table-row>
        <table:table-row>
          <table:table-cell table:style-name="Table1.D2" office:value-type="string">
            <text:p text:style-name="P33">Creatures that disperse themselves <text:span text:style-name="T2">(template behavior for all)</text:span></text:p>
          </table:table-cell>
          <table:table-cell table:style-name="Table1.D2" office:value-type="string">
            <text:p text:style-name="P33">If I stop trying to calculate physics for them, it should go faster.</text:p>
          </table:table-cell>
          <table:table-cell table:style-name="Table1.D2" office:value-type="string">
            <text:p text:style-name="P34">10</text:p>
          </table:table-cell>
          <table:table-cell table:style-name="Table1.D2" office:value-type="string">
            <text:p text:style-name="P34">10</text:p>
          </table:table-cell>
          <table:table-cell table:style-name="Table1.E2" office:value-type="string">
            <text:p text:style-name="P34">~5</text:p>
          </table:table-cell>
        </table:table-row>
        <table:table-row>
          <table:table-cell table:style-name="Table1.D2" office:value-type="string">
            <text:p text:style-name="P33">Creature that <text:span text:style-name="T2">changes shape</text:span></text:p>
          </table:table-cell>
          <table:table-cell table:style-name="Table1.D2" office:value-type="string">
            <text:p text:style-name="P32"/>
          </table:table-cell>
          <table:table-cell table:style-name="Table1.D2" office:value-type="string">
            <text:p text:style-name="P36">0</text:p>
          </table:table-cell>
          <table:table-cell table:style-name="Table1.D2" office:value-type="string">
            <text:p text:style-name="P36">1</text:p>
          </table:table-cell>
          <table:table-cell table:style-name="Table1.E2" office:value-type="string">
            <text:p text:style-name="P36">0</text:p>
          </table:table-cell>
        </table:table-row>
        <table:table-row>
          <table:table-cell table:style-name="Table1.D2" office:value-type="string">
            <text:p text:style-name="P35">Creature that changes color</text:p>
          </table:table-cell>
          <table:table-cell table:style-name="Table1.D2" office:value-type="string">
            <text:p text:style-name="P32"/>
          </table:table-cell>
          <table:table-cell table:style-name="Table1.D2" office:value-type="string">
            <text:p text:style-name="P36">0</text:p>
          </table:table-cell>
          <table:table-cell table:style-name="Table1.D2" office:value-type="string">
            <text:p text:style-name="P36">1</text:p>
          </table:table-cell>
          <table:table-cell table:style-name="Table1.E2" office:value-type="string">
            <text:p text:style-name="P36">0</text:p>
          </table:table-cell>
        </table:table-row>
        <table:table-row>
          <table:table-cell table:style-name="Table1.D2" office:value-type="string">
            <text:p text:style-name="P35">Creature that eats other creatures</text:p>
          </table:table-cell>
          <table:table-cell table:style-name="Table1.D2" office:value-type="string">
            <text:p text:style-name="P32"/>
          </table:table-cell>
          <table:table-cell table:style-name="Table1.D2" office:value-type="string">
            <text:p text:style-name="P36">0</text:p>
          </table:table-cell>
          <table:table-cell table:style-name="Table1.D2" office:value-type="string">
            <text:p text:style-name="P36">5</text:p>
          </table:table-cell>
          <table:table-cell table:style-name="Table1.E2" office:value-type="string">
            <text:p text:style-name="P36">0</text:p>
          </table:table-cell>
        </table:table-row>
        <table:table-row>
          <table:table-cell table:style-name="Table1.D2" office:value-type="string">
            <text:p text:style-name="P35">Creatures that breed</text:p>
          </table:table-cell>
          <table:table-cell table:style-name="Table1.D2" office:value-type="string">
            <text:p text:style-name="P35">The dispersing creatures breed now, I just need to split it from them.</text:p>
          </table:table-cell>
          <table:table-cell table:style-name="Table1.D2" office:value-type="string">
            <text:p text:style-name="P36">50</text:p>
          </table:table-cell>
          <table:table-cell table:style-name="Table1.D2" office:value-type="string">
            <text:p text:style-name="P36">1</text:p>
          </table:table-cell>
          <table:table-cell table:style-name="Table1.E2" office:value-type="string">
            <text:p text:style-name="P36">&lt;1</text:p>
          </table:table-cell>
        </table:table-row>
        <table:table-row table:style-name="Table1.9">
          <table:table-cell table:style-name="Table1.D2" office:value-type="string">
            <text:p text:style-name="P37">Creature that can evolve using genetic combination and mutation</text:p>
          </table:table-cell>
          <table:table-cell table:style-name="Table1.D2" office:value-type="string">
            <text:p text:style-name="P37">Sort of begun since library is available</text:p>
          </table:table-cell>
          <table:table-cell table:style-name="Table1.D2" office:value-type="string">
            <text:p text:style-name="P38">1</text:p>
          </table:table-cell>
          <table:table-cell table:style-name="Table1.D2" office:value-type="string">
            <text:p text:style-name="P38">20</text:p>
          </table:table-cell>
          <table:table-cell table:style-name="Table1.E2" office:value-type="string">
            <text:p text:style-name="P38">0</text:p>
          </table:table-cell>
        </table:table-row>
        <table:table-row>
          <table:table-cell table:style-name="Table1.D2" office:value-type="string">
            <text:p text:style-name="P37">Creature that can take many shapes</text:p>
          </table:table-cell>
          <table:table-cell table:style-name="Table1.D2" office:value-type="string">
            <text:p text:style-name="P32"/>
          </table:table-cell>
          <table:table-cell table:style-name="Table1.D2" office:value-type="string">
            <text:p text:style-name="P38">0</text:p>
          </table:table-cell>
          <table:table-cell table:style-name="Table1.D2" office:value-type="string">
            <text:p text:style-name="P38">15</text:p>
          </table:table-cell>
          <table:table-cell table:style-name="Table1.E2" office:value-type="string">
            <text:p text:style-name="P38">0</text:p>
          </table:table-cell>
        </table:table-row>
        <table:table-row>
          <table:table-cell table:style-name="Table1.D2" office:value-type="string">
            <text:p text:style-name="P37">Creature that can have transparency (e.g. transparent gradient creatures)</text:p>
          </table:table-cell>
          <table:table-cell table:style-name="Table1.D2" office:value-type="string">
            <text:p text:style-name="P32"/>
          </table:table-cell>
          <table:table-cell table:style-name="Table1.D2" office:value-type="string">
            <text:p text:style-name="P38">0</text:p>
          </table:table-cell>
          <table:table-cell table:style-name="Table1.D2" office:value-type="string">
            <text:p text:style-name="P38">15</text:p>
          </table:table-cell>
          <table:table-cell table:style-name="Table1.E2" office:value-type="string">
            <text:p text:style-name="P38">0</text:p>
          </table:table-cell>
        </table:table-row>
        <table:table-row>
          <table:table-cell table:style-name="Table1.D2" office:value-type="string">
            <text:p text:style-name="P39">Creatures that change over time based on overall ecosystem: less active with less light, etc.</text:p>
          </table:table-cell>
          <table:table-cell table:style-name="Table1.D2" office:value-type="string">
            <text:p text:style-name="P39">Need to define the ideas better</text:p>
          </table:table-cell>
          <table:table-cell table:style-name="Table1.D2" office:value-type="string">
            <text:p text:style-name="P40">0</text:p>
          </table:table-cell>
          <table:table-cell table:style-name="Table1.D2" office:value-type="string">
            <text:p text:style-name="P40">1<text:span text:style-name="T4">0</text:span></text:p>
          </table:table-cell>
          <table:table-cell table:style-name="Table1.E2" office:value-type="string">
            <text:p text:style-name="P40">0</text:p>
          </table:table-cell>
        </table:table-row>
        <table:table-row>
          <table:table-cell table:style-name="Table1.D2" office:value-type="string">
            <text:p text:style-name="P41">Sun that goes around instead of bouncing (low priority <text:span text:style-name="T5">and kind of hard</text:span>)</text:p>
          </table:table-cell>
          <table:table-cell table:style-name="Table1.D2" office:value-type="string">
            <text:p text:style-name="P41">Sun bounces up and down</text:p>
          </table:table-cell>
          <table:table-cell table:style-name="Table1.D2" office:value-type="string">
            <text:p text:style-name="P42">50</text:p>
          </table:table-cell>
          <table:table-cell table:style-name="Table1.D2" office:value-type="string">
            <text:p text:style-name="P42">5</text:p>
          </table:table-cell>
          <table:table-cell table:style-name="Table1.E2" office:value-type="string">
            <text:p text:style-name="P42">~1 or 2</text:p>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table:number-columns-spanned="3" office:value-type="string">
            <text:p text:style-name="P28">Total</text:p>
          </table:table-cell>
          <table:covered-table-cell/>
          <table:covered-table-cell/>
          <table:table-cell table:style-name="Table1.D21" table:formula="ooow:SUM(&lt;D3:D13&gt;)" office:value-type="float" office:value="83">
            <text:p text:style-name="P29">83</text:p>
          </table:table-cell>
          <table:table-cell table:style-name="Table1.E2" office:value-type="string">
            <text:p text:style-name="P29">9?</text:p>
          </table:table-cell>
        </table:table-row>
      </table:table>
      <text:p text:style-name="P23"/>
      <text:p text:style-name="P14">Page 5</text:p>
      <text:p text:style-name="P14">Appendix</text:p>
      <text:p text:style-name="P14"><text:soft-page-break/></text:p>
      <text:list xml:id="list224426854201545" text:continue-numbering="true" text:style-name="L1">
        <text:list-item>
          <text:p text:style-name="P1"/>
        </text:list-item>
        <text:list-item>
          <text:p text:style-name="P1"/>
        </text:list-item>
        <text:list-item>
          <text:p text:style-name="P1">Page 1 (Description) </text:p>
        </text:list-item>
      </text:list>
      <text:list xml:id="list3415850734" text:style-name="L2">
        <text:list-item>
          <text:p text:style-name="P17">Title of piece </text:p>
        </text:list-item>
        <text:list-item>
          <text:p text:style-name="P17">Type of project (app, tool, experiment, upgrade, library, fork) (see below) </text:p>
        </text:list-item>
        <text:list-item>
          <text:p text:style-name="P17">Your name </text:p>
        </text:list-item>
        <text:list-item>
          <text:p text:style-name="P17">300 words description of the work </text:p>
        </text:list-item>
        <text:list-item>
          <text:p text:style-name="P17">300 words describing your <text:span text:style-name="Strong_20_Emphasis">intention</text:span>: here you should explain <text:span text:style-name="Strong_20_Emphasis">why</text:span> you want to make this particular project </text:p>
          <text:list>
            <text:list-item>
              <text:p text:style-name="P17">Avoid sentences such as “I chose to make a game of Pong because I loved the original game of Pong” or “I did a software using genetic algorithms because it is cool”. </text:p>
            </text:list-item>
            <text:list-item>
              <text:p text:style-name="P2">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3">Page 2 (Framing) Choose 3 works that inspired your project and/or that are similar to it or to some aspects of it. For each work give: </text:p>
        </text:list-item>
      </text:list>
      <text:list xml:id="list1296181948" text:style-name="L4">
        <text:list-item>
          <text:p text:style-name="P18">the URL of the project or the bibliography reference </text:p>
        </text:list-item>
        <text:list-item>
          <text:p text:style-name="P4">Short description (100 words) <text:span text:style-name="Strong_20_Emphasis">in your own words</text:span> (no copy-paste) </text:p>
        </text:list-item>
      </text:list>
      <text:list xml:id="list3741602943" text:style-name="L5">
        <text:list-item>
          <text:p text:style-name="P19">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5">Page 4 (Roadmap) </text:p>
        </text:list-item>
      </text:list>
      <text:list xml:id="list1799861225" text:style-name="L7">
        <text:list-item>
          <text:p text:style-name="P20">A detailed list of all planned features for your final project </text:p>
        </text:list-item>
        <text:list-item>
          <text:p text:style-name="P20">An estimate (in hours) of how much time you estimate for each of these features (*) </text:p>
        </text:list-item>
        <text:list-item>
          <text:p text:style-name="P20">The current completion of these features (eg. in %) </text:p>
        </text:list-item>
        <text:list-item>
          <text:p text:style-name="P20">The number of hours spent thus far on each feature </text:p>
        </text:list-item>
        <text:list-item>
          <text:p text:style-name="P6">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7">Page 5 (Calendar) </text:p>
        </text:list-item>
      </text:list>
      <text:list xml:id="list1500857999" text:style-name="L9">
        <text:list-item>
          <text:p text:style-name="P21">Make a schedule for the different features to implement for your project. </text:p>
        </text:list-item>
        <text:list-item>
          <text:p text:style-name="P21">Your calendar should take into account the following deadlines: </text:p>
          <text:list>
            <text:list-item>
              <text:p text:style-name="P21">April 25th <text:span text:style-name="del">23rd</text:span>: Prototype presentation </text:p>
            </text:list-item>
            <text:list-item>
              <text:p text:style-name="P21">May 2nd: Final project presentation </text:p>
            </text:list-item>
          </text:list>
        </text:list-item>
        <text:list-item>
          <text:p text:style-name="P8">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9"><text:soft-page-break/>Appendix (Sketches/images) </text:p>
        </text:list-item>
      </text:list>
      <text:list xml:id="list3694448060" text:style-name="L11">
        <text:list-item>
          <text:p text:style-name="P22">The sketches you did in preparation of your project </text:p>
        </text:list-item>
        <text:list-item>
          <text:p text:style-name="P22">One or more screenshots if you have already made some mockups/experiments/prototypes </text:p>
        </text:list-item>
        <text:list-item>
          <text:p text:style-name="P10">Links to videos / videocasts that you did of 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2:44:24.267063847</dc:date>
    <meta:editing-duration>PT3H46M13S</meta:editing-duration>
    <meta:editing-cycles>11</meta:editing-cycles>
    <meta:generator>LibreOffice/5.4.2.2.0$Linux_X86_64 LibreOffice_project/40m0$Build-2</meta:generator>
    <meta:document-statistic meta:table-count="1" meta:image-count="0" meta:object-count="0" meta:page-count="3" meta:paragraph-count="100" meta:word-count="685" meta:character-count="3730" meta:non-whitespace-character-count="3145"/>
  </office:meta>
</office:document-meta>
</file>